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5cm"/>
    </style:style>
    <style:style style:name="co10" style:family="table-column">
      <style:table-column-properties fo:break-before="auto" style:column-width="10.986cm"/>
    </style:style>
    <style:style style:name="co9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4.382cm"/>
    </style:style>
    <style:style style:name="co16" style:family="table-column">
      <style:table-column-properties fo:break-before="auto" style:column-width="1.63cm"/>
    </style:style>
    <style:style style:name="co17" style:family="table-column">
      <style:table-column-properties fo:break-before="auto" style:column-width="2.582cm"/>
    </style:style>
    <style:style style:name="co18" style:family="table-column">
      <style:table-column-properties fo:break-before="auto" style:column-width="1.82cm"/>
    </style:style>
    <style:style style:name="co19" style:family="table-column">
      <style:table-column-properties fo:break-before="auto" style:column-width="1.799cm"/>
    </style:style>
    <style:style style:name="co20" style:family="table-column">
      <style:table-column-properties fo:break-before="auto" style:column-width="25.569cm"/>
    </style:style>
    <style:style style:name="co21" style:family="table-column">
      <style:table-column-properties fo:break-before="auto" style:column-width="18.219cm"/>
    </style:style>
    <style:style style:name="ro2" style:family="table-row">
      <style:table-row-properties style:row-height="0.538cm" fo:break-before="auto" style:use-optimal-row-height="true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487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8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6" style:family="table-cell" style:parent-style-name="Default" style:data-style-name="N0">
      <style:table-cell-properties fo:border="0.002cm solid #000000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21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  <style:style style:name="ce22" style:family="table-cell" style:parent-style-name="Default" style:data-style-name="N0">
      <style:table-cell-properties fo:border="0.002cm solid #000000"/>
      <style:text-properties fo:font-style="italic" style:font-style-asian="italic" style:font-style-complex="italic"/>
    </style:style>
    <style:style style:name="ce23" style:family="table-cell" style:parent-style-name="Default" style:data-style-name="N37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none" fo:wrap-option="wrap" fo:border-left="0.002cm solid #000000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27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bold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fo:wrap-option="wrap" fo:border-left="none" fo:border-right="0.002cm solid #000000" fo:border-top="none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5" table:default-cell-style-name="ce4"/>
        <table:table-column table:style-name="co16" table:number-columns-repeated="7" table:default-cell-style-name="ce4"/>
        <table:table-column table:style-name="co17" table:number-columns-repeated="2" table:default-cell-style-name="ce4"/>
        <table:table-column table:style-name="co18" table:default-cell-style-name="ce4"/>
        <table:table-column table:style-name="co19" table:default-cell-style-name="ce4"/>
        <table:table-column table:style-name="co18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25" office:value-type="string">
            <text:p>Naam</text:p>
          </table:table-cell>
          <table:table-cell table:style-name="ce28" table:formula="of:=CONCATENATE(&quot;Week &quot;;TEXT(COLUMN()-1;0))" office:value-type="string" office:string-value="Week 1">
            <text:p>Week 1</text:p>
          </table:table-cell>
          <table:table-cell table:style-name="ce28" table:formula="of:=CONCATENATE(&quot;Week &quot;;TEXT(COLUMN()-1;0))" office:value-type="string" office:string-value="Week 2">
            <text:p>Week 2</text:p>
          </table:table-cell>
          <table:table-cell table:style-name="ce28" table:formula="of:=CONCATENATE(&quot;Week &quot;;TEXT(COLUMN()-1;0))" office:value-type="string" office:string-value="Week 3">
            <text:p>Week 3</text:p>
          </table:table-cell>
          <table:table-cell table:style-name="ce28" table:formula="of:=CONCATENATE(&quot;Week &quot;;TEXT(COLUMN()-1;0))" office:value-type="string" office:string-value="Week 4">
            <text:p>Week 4</text:p>
          </table:table-cell>
          <table:table-cell table:style-name="ce28" table:formula="of:=CONCATENATE(&quot;Week &quot;;TEXT(COLUMN()-1;0))" office:value-type="string" office:string-value="Week 5">
            <text:p>Week 5</text:p>
          </table:table-cell>
          <table:table-cell table:style-name="ce28" table:formula="of:=CONCATENATE(&quot;Week &quot;;TEXT(COLUMN()-1;0))" office:value-type="string" office:string-value="Week 6">
            <text:p>Week 6</text:p>
          </table:table-cell>
          <table:table-cell table:style-name="ce28" table:formula="of:=CONCATENATE(&quot;Week &quot;;TEXT(COLUMN()-1;0))" office:value-type="string" office:string-value="Week 7">
            <text:p>Week 7</text:p>
          </table:table-cell>
          <table:table-cell table:number-columns-repeated="2" table:style-name="ce28" office:value-type="string">
            <text:p>Paasvakantie</text:p>
          </table:table-cell>
          <table:table-cell table:style-name="ce28" table:formula="of:=CONCATENATE(&quot;Week &quot;;TEXT(COLUMN()-3;0))" office:value-type="string" office:string-value="Week 8">
            <text:p>Week 8</text:p>
          </table:table-cell>
          <table:table-cell table:style-name="ce28" table:formula="of:=CONCATENATE(&quot;Week &quot;;TEXT(COLUMN()-3;0))" office:value-type="string" office:string-value="Week 9">
            <text:p>Week 9</text:p>
          </table:table-cell>
          <table:table-cell table:style-name="ce28" table:formula="of:=CONCATENATE(&quot;Week &quot;;TEXT(COLUMN()-3;0))" office:value-type="string" office:string-value="Week 10">
            <text:p>Week 10</text:p>
          </table:table-cell>
          <table:table-cell table:style-name="ce28" table:formula="of:=CONCATENATE(&quot;Week &quot;;TEXT(COLUMN()-3;0))" office:value-type="string" office:string-value="Week 11">
            <text:p>Week 11</text:p>
          </table:table-cell>
          <table:table-cell table:style-name="ce28" table:formula="of:=CONCATENATE(&quot;Week &quot;;TEXT(COLUMN()-3;0))" office:value-type="string" office:string-value="Week 12">
            <text:p>Week 12</text:p>
          </table:table-cell>
          <table:table-cell table:style-name="ce28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Steven Bastiaens</text:p>
          </table:table-cell>
          <table:table-cell table:formula="of:=[Steven_Bastiaens.C12]" office:value-type="float" office:value="6.5">
            <text:p>6,5</text:p>
          </table:table-cell>
          <table:table-cell table:formula="of:=[Steven_Bastiaens.C24]" office:value-type="float" office:value="6.75">
            <text:p>6,75</text:p>
          </table:table-cell>
          <table:table-cell table:formula="of:=[Steven_Bastiaens.C37]" office:value-type="float" office:value="19.15">
            <text:p>19,15</text:p>
          </table:table-cell>
          <table:table-cell table:formula="of:=[Steven_Bastiaens.C49]" office:value-type="float" office:value="26.55">
            <text:p>26,55</text:p>
          </table:table-cell>
          <table:table-cell table:formula="of:=[Steven_Bastiaens.C61]" office:value-type="float" office:value="15.5">
            <text:p>15,5</text:p>
          </table:table-cell>
          <table:table-cell table:formula="of:=[Steven_Bastiaens.C75]" office:value-type="float" office:value="11">
            <text:p>11</text:p>
          </table:table-cell>
          <table:table-cell table:formula="of:=[Steven_Bastiaens.C89]" office:value-type="float" office:value="13.1">
            <text:p>13,1</text:p>
          </table:table-cell>
          <table:table-cell table:formula="of:=[Steven_Bastiaens.C95]" office:value-type="float" office:value="2.5">
            <text:p>2,5</text:p>
          </table:table-cell>
          <table:table-cell table:formula="of:=[Steven_Bastiaens.C102]" office:value-type="float" office:value="9.7">
            <text:p>9,7</text:p>
          </table:table-cell>
          <table:table-cell table:formula="of:=[Steven_Bastiaens.C116]" office:value-type="float" office:value="22.15">
            <text:p>22,15</text:p>
          </table:table-cell>
          <table:table-cell table:formula="of:=[Steven_Bastiaens.C130]" office:value-type="float" office:value="6">
            <text:p>6</text:p>
          </table:table-cell>
          <table:table-cell table:number-columns-repeated="3"/>
          <table:table-cell table:style-name="ce30" table:formula="of:=SUM([.B2:.O2])" office:value-type="float" office:value="138.9">
            <text:p>138,9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,25</text:p>
          </table:table-cell>
          <table:table-cell table:style-name="ce6" table:formula="of:=[Benjamin_Cousaert.C45]" office:value-type="float" office:value="23.25">
            <text:p>23,25</text:p>
          </table:table-cell>
          <table:table-cell table:style-name="ce6" table:formula="of:=[Benjamin_Cousaert.C65]" office:value-type="float" office:value="22.5">
            <text:p>22,5</text:p>
          </table:table-cell>
          <table:table-cell table:style-name="ce6" table:formula="of:=[Benjamin_Cousaert.C77]" office:value-type="float" office:value="19.5">
            <text:p>19,5</text:p>
          </table:table-cell>
          <table:table-cell table:style-name="ce6" table:formula="of:=[Benjamin_Cousaert.C91]" office:value-type="float" office:value="13.5">
            <text:p>13,5</text:p>
          </table:table-cell>
          <table:table-cell table:formula="of:=[Benjamin_Cousaert.C109]" office:value-type="float" office:value="23">
            <text:p>23</text:p>
          </table:table-cell>
          <table:table-cell table:formula="of:=[Benjamin_Cousaert.C114]" office:value-type="float" office:value="0.5">
            <text:p>0,5</text:p>
          </table:table-cell>
          <table:table-cell table:formula="of:=[Benjamin_Cousaert.C121]" office:value-type="float" office:value="3">
            <text:p>3</text:p>
          </table:table-cell>
          <table:table-cell table:formula="of:=[Benjamin_Cousaert.C128]" office:value-type="float" office:value="4.5">
            <text:p>4,5</text:p>
          </table:table-cell>
          <table:table-cell table:formula="of:=[Benjamin_Cousaert.C142]" office:value-type="float" office:value="0">
            <text:p>0</text:p>
          </table:table-cell>
          <table:table-cell table:number-columns-repeated="3"/>
          <table:table-cell table:style-name="ce30" table:formula="of:=SUM([.B3:.O3])" office:value-type="float" office:value="118">
            <text:p>118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Nils Mak</text:p>
          </table:table-cell>
          <table:table-cell table:formula="of:=[Nils_Mak.C12]" office:value-type="float" office:value="4.5">
            <text:p>4,5</text:p>
          </table:table-cell>
          <table:table-cell table:formula="of:=[Nils_Mak.C24]" office:value-type="float" office:value="6.5">
            <text:p>6,5</text:p>
          </table:table-cell>
          <table:table-cell table:formula="of:=[Nils_Mak.C39]" office:value-type="float" office:value="15.15">
            <text:p>15,15</text:p>
          </table:table-cell>
          <table:table-cell table:formula="of:=[Nils_Mak.C65]" office:value-type="float" office:value="26.5">
            <text:p>26,5</text:p>
          </table:table-cell>
          <table:table-cell table:formula="of:=[Nils_Mak.C80]" office:value-type="float" office:value="18.5">
            <text:p>18,5</text:p>
          </table:table-cell>
          <table:table-cell table:formula="of:=[Nils_Mak.C94]" office:value-type="float" office:value="15.5">
            <text:p>15,5</text:p>
          </table:table-cell>
          <table:table-cell table:formula="of:=[Nils_Mak.C108]" office:value-type="float" office:value="9.55">
            <text:p>9,55</text:p>
          </table:table-cell>
          <table:table-cell table:formula="of:=[Nils_Mak.C115]" office:value-type="float" office:value="9.3">
            <text:p>9,3</text:p>
          </table:table-cell>
          <table:table-cell table:formula="of:=[Nils_Mak.C122]" office:value-type="float" office:value="6.25">
            <text:p>6,25</text:p>
          </table:table-cell>
          <table:table-cell table:formula="of:=[Nils_Mak.C146]" office:value-type="float" office:value="27.85">
            <text:p>27,85</text:p>
          </table:table-cell>
          <table:table-cell table:formula="of:=[Nils_Mak.C160]" office:value-type="float" office:value="5.5">
            <text:p>5,5</text:p>
          </table:table-cell>
          <table:table-cell table:number-columns-repeated="3"/>
          <table:table-cell table:style-name="ce30" table:formula="of:=SUM([.B4:.O4])" office:value-type="float" office:value="145.1">
            <text:p>145,1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Niko Strijbol</text:p>
          </table:table-cell>
          <table:table-cell table:formula="of:=[Niko_Strijbol.C12]" office:value-type="float" office:value="3.5">
            <text:p>3,5</text:p>
          </table:table-cell>
          <table:table-cell table:formula="of:=[Niko_Strijbol.C24]" office:value-type="float" office:value="8.5">
            <text:p>8,5</text:p>
          </table:table-cell>
          <table:table-cell table:formula="of:=[Niko_Strijbol.C45]" office:value-type="float" office:value="16.33">
            <text:p>16,33</text:p>
          </table:table-cell>
          <table:table-cell table:formula="of:=[Niko_Strijbol.C64]" office:value-type="float" office:value="26.3">
            <text:p>26,3</text:p>
          </table:table-cell>
          <table:table-cell table:formula="of:=[Niko_Strijbol.C76]" office:value-type="float" office:value="19.75">
            <text:p>19,75</text:p>
          </table:table-cell>
          <table:table-cell table:formula="of:=[Niko_Strijbol.C90]" office:value-type="float" office:value="21.25">
            <text:p>21,25</text:p>
          </table:table-cell>
          <table:table-cell table:formula="of:=[Niko_Strijbol.C104]" office:value-type="float" office:value="11.25">
            <text:p>11,25</text:p>
          </table:table-cell>
          <table:table-cell table:formula="of:=[Niko_Strijbol.C110]" office:value-type="float" office:value="2.5">
            <text:p>2,5</text:p>
          </table:table-cell>
          <table:table-cell table:formula="of:=[Niko_Strijbol.C120]" office:value-type="float" office:value="7.25">
            <text:p>7,25</text:p>
          </table:table-cell>
          <table:table-cell table:formula="of:=[Niko_Strijbol.C134]" office:value-type="float" office:value="22.5">
            <text:p>22,5</text:p>
          </table:table-cell>
          <table:table-cell table:formula="of:=[Niko_Strijbol.C148]" office:value-type="float" office:value="3">
            <text:p>3</text:p>
          </table:table-cell>
          <table:table-cell table:number-columns-repeated="3"/>
          <table:table-cell table:style-name="ce30" table:formula="of:=SUM([.B5:.O5])" office:value-type="float" office:value="142.13">
            <text:p>142,13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,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5.5">
            <text:p>15,5</text:p>
          </table:table-cell>
          <table:table-cell table:formula="of:=[Domien_Van_Steendam.C60]" office:value-type="float" office:value="20.25">
            <text:p>20,25</text:p>
          </table:table-cell>
          <table:table-cell table:formula="of:=[Domien_Van_Steendam.C74]" office:value-type="float" office:value="9.25">
            <text:p>9,25</text:p>
          </table:table-cell>
          <table:table-cell table:formula="of:=[Domien_Van_Steendam.C88]" office:value-type="float" office:value="10.25">
            <text:p>10,25</text:p>
          </table:table-cell>
          <table:table-cell table:formula="of:=[Domien_Van_Steendam.C98]" office:value-type="float" office:value="1.5">
            <text:p>1,5</text:p>
          </table:table-cell>
          <table:table-cell table:formula="of:=[Domien_Van_Steendam.C108]" office:value-type="float" office:value="7.5">
            <text:p>7,5</text:p>
          </table:table-cell>
          <table:table-cell table:formula="of:=[Domien_Van_Steendam.C121]" office:value-type="float" office:value="22.75">
            <text:p>22,75</text:p>
          </table:table-cell>
          <table:table-cell table:formula="of:=[Domien_Van_Steendam.C129]" office:value-type="float" office:value="5.25">
            <text:p>5,25</text:p>
          </table:table-cell>
          <table:table-cell table:number-columns-repeated="3"/>
          <table:table-cell table:style-name="ce30" table:formula="of:=SUM([.B6:.O6])" office:value-type="float" office:value="128">
            <text:p>128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Karel VandenBussche</text:p>
          </table:table-cell>
          <table:table-cell table:formula="of:=[Karel_VandenBussche.C12]" office:value-type="float" office:value="3.5">
            <text:p>3,5</text:p>
          </table:table-cell>
          <table:table-cell table:formula="of:=[Karel_VandenBussche.C24]" office:value-type="float" office:value="6.75">
            <text:p>6,75</text:p>
          </table:table-cell>
          <table:table-cell table:formula="of:=[Karel_VandenBussche.C37]" office:value-type="float" office:value="16.75">
            <text:p>16,75</text:p>
          </table:table-cell>
          <table:table-cell table:formula="of:=[Karel_VandenBussche.C53]" office:value-type="float" office:value="20.5">
            <text:p>20,5</text:p>
          </table:table-cell>
          <table:table-cell table:formula="of:=[Karel_VandenBussche.C67]" office:value-type="float" office:value="14.5">
            <text:p>14,5</text:p>
          </table:table-cell>
          <table:table-cell table:formula="of:=[Karel_VandenBussche.C81]" office:value-type="float" office:value="8.5">
            <text:p>8,5</text:p>
          </table:table-cell>
          <table:table-cell table:formula="of:=[Karel_VandenBussche.C95]" office:value-type="float" office:value="7">
            <text:p>7</text:p>
          </table:table-cell>
          <table:table-cell table:formula="of:=[Karel_VandenBussche.C102]" office:value-type="float" office:value="10">
            <text:p>10</text:p>
          </table:table-cell>
          <table:table-cell table:formula="of:=[Karel_VandenBussche.C110]" office:value-type="float" office:value="11">
            <text:p>11</text:p>
          </table:table-cell>
          <table:table-cell table:formula="of:=[Karel_VandenBussche.C126]" office:value-type="float" office:value="12.65">
            <text:p>12,65</text:p>
          </table:table-cell>
          <table:table-cell table:formula="of:=[Karel_VandenBussche.C140]" office:value-type="float" office:value="0">
            <text:p>0</text:p>
          </table:table-cell>
          <table:table-cell table:number-columns-repeated="3"/>
          <table:table-cell table:style-name="ce30" table:formula="of:=SUM([.B7:.O7])" office:value-type="float" office:value="111.15">
            <text:p>111,15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David Vandorpe</text:p>
          </table:table-cell>
          <table:table-cell table:formula="of:=[David_Vandorpe.C12]" office:value-type="float" office:value="4.5">
            <text:p>4,5</text:p>
          </table:table-cell>
          <table:table-cell table:formula="of:=[David_Vandorpe.C24]" office:value-type="float" office:value="9.25">
            <text:p>9,25</text:p>
          </table:table-cell>
          <table:table-cell table:formula="of:=[David_Vandorpe.C48]" office:value-type="float" office:value="20.1">
            <text:p>20,1</text:p>
          </table:table-cell>
          <table:table-cell table:formula="of:=[David_Vandorpe.C60]" office:value-type="float" office:value="14">
            <text:p>14</text:p>
          </table:table-cell>
          <table:table-cell table:formula="of:=[David_Vandorpe.C72]" office:value-type="float" office:value="4.6">
            <text:p>4,6</text:p>
          </table:table-cell>
          <table:table-cell table:formula="of:=[David_Vandorpe.C86]" office:value-type="float" office:value="14.5">
            <text:p>14,5</text:p>
          </table:table-cell>
          <table:table-cell table:formula="of:=[David_Vandorpe.C103]" office:value-type="float" office:value="14.5">
            <text:p>14,5</text:p>
          </table:table-cell>
          <table:table-cell table:formula="of:=[David_Vandorpe.C118]" office:value-type="float" office:value="10.45">
            <text:p>10,45</text:p>
          </table:table-cell>
          <table:table-cell table:formula="of:=[David_Vandorpe.C125]" office:value-type="float" office:value="4.25">
            <text:p>4,25</text:p>
          </table:table-cell>
          <table:table-cell table:formula="of:=[David_Vandorpe.C138]" office:value-type="float" office:value="17.7">
            <text:p>17,7</text:p>
          </table:table-cell>
          <table:table-cell table:formula="of:=[David_Vandorpe.C152]" office:value-type="float" office:value="11.25">
            <text:p>11,25</text:p>
          </table:table-cell>
          <table:table-cell table:number-columns-repeated="3"/>
          <table:table-cell table:style-name="ce30" table:formula="of:=SUM([.B8:.O8])" office:value-type="float" office:value="125.1">
            <text:p>125,1</text:p>
          </table:table-cell>
          <table:table-cell table:number-columns-repeated="1008"/>
        </table:table-row>
        <table:table-row table:style-name="ro1">
          <table:table-cell table:style-name="ce27" office:value-type="string">
            <text:p>Totaal groep per week</text:p>
          </table:table-cell>
          <table:table-cell table:style-name="ce29" table:formula="of:=SUM([.B2:.B8])" office:value-type="float" office:value="34.5">
            <text:p>34,5</text:p>
          </table:table-cell>
          <table:table-cell table:style-name="ce29" table:formula="of:=SUM([.C2:.C8])" office:value-type="float" office:value="49.75">
            <text:p>49,75</text:p>
          </table:table-cell>
          <table:table-cell table:style-name="ce29" table:formula="of:=SUM([.D2:.D8])" office:value-type="float" office:value="130.73">
            <text:p>130,73</text:p>
          </table:table-cell>
          <table:table-cell table:style-name="ce29" table:formula="of:=SUM([.E2:.E8])" office:value-type="float" office:value="151.85">
            <text:p>151,85</text:p>
          </table:table-cell>
          <table:table-cell table:style-name="ce29" table:formula="of:=SUM([.F2:.F8])" office:value-type="float" office:value="112.6">
            <text:p>112,6</text:p>
          </table:table-cell>
          <table:table-cell table:style-name="ce29" table:formula="of:=SUM([.G2:.G8])" office:value-type="float" office:value="93.5">
            <text:p>93,5</text:p>
          </table:table-cell>
          <table:table-cell table:style-name="ce29" table:formula="of:=SUM([.H2:.H8])" office:value-type="float" office:value="88.65">
            <text:p>88,65</text:p>
          </table:table-cell>
          <table:table-cell table:style-name="ce29" table:formula="of:=SUM([.I2:.I8])" office:value-type="float" office:value="36.75">
            <text:p>36,75</text:p>
          </table:table-cell>
          <table:table-cell table:style-name="ce29" table:formula="of:=SUM([.J2:.J8])" office:value-type="float" office:value="48.95">
            <text:p>48,95</text:p>
          </table:table-cell>
          <table:table-cell table:style-name="ce29" table:formula="of:=SUM([.K2:.K8])" office:value-type="float" office:value="130.1">
            <text:p>130,1</text:p>
          </table:table-cell>
          <table:table-cell table:style-name="ce29" table:formula="of:=SUM([.L2:.L8])" office:value-type="float" office:value="31">
            <text:p>31</text:p>
          </table:table-cell>
          <table:table-cell table:style-name="ce29" table:formula="of:=SUM([.M2:.M8])" office:value-type="float" office:value="0">
            <text:p>0</text:p>
          </table:table-cell>
          <table:table-cell table:style-name="ce29" table:formula="of:=SUM([.N2:.N8])" office:value-type="float" office:value="0">
            <text:p>0</text:p>
          </table:table-cell>
          <table:table-cell table:style-name="ce29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2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6">
            <text:p>0,6</text:p>
          </table:table-cell>
          <table:table-cell table:style-name="ce17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4">
            <text:p>0,4</text:p>
          </table:table-cell>
          <table:table-cell table:style-name="ce17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4.4">
            <text:p>4,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Verslag meeting 4 inypen, pull requests review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uests, deployment diagram (onderzoek, voorestel backend)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9.5">
            <text:p>9,5</text:p>
          </table:table-cell>
          <table:table-cell table:style-name="ce18" office:value-type="string">
            <text:p>Pull requests, db m:n rel bekeken, problemen gedetecteerd, opls gezocht, jackson serializers geprobeerd, leek niet voldoende, zelf mapping geschreven + models(relaties) herschreven, beginselen interactie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Verder mappings, bugs, merge conflicten, final touches, discussie over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uests, enzo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26.55">
            <text:p>26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ull requests, bugs, fixes,issues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ull request reviewen, bugs, interactie/sequentie diagra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Nils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an presentatie gewerkt (+tijd vorige dagen aan presentatie gewerk), figuurtjes + structuur +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ypen verslag, + problemen github vastgest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timesheet invullen, status project bekijken na probleem github 18/3/17, Domeinmodel updaten, Delete cascade aan constrai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ull reqs + conficten oplossen + errors oplo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obleem user password (jsonignor werkte niet naar beho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ull req, merge conflicten, fixes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issues, pull req updaten met master, bespreken roles ondertus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ull req, besprekingen (slack) , timesh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Archiveren, mogenlijk heden, imple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rchiveren, mogenlijk heden, implementeren, error oploss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5:.C74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modellen / schema in backend voor waarbor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erslag, api schema, last updated by, pull req, db ,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ull req review, domeinmodellen, mappings, dao ,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aarbor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.9">
            <text:p>1,9</text:p>
          </table:table-cell>
          <table:table-cell table:style-name="ce18" office:value-type="string">
            <text:p>waarborg, fixen mappers,controllers, modellen,datab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s, 283, begin 279, 281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9:.C88])" office:value-type="float" office:value="13.1">
            <text:p>13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ssue 279 + merge vs persist, en performantie testen van issue 279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3:.C94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1"/>
          <table:table-cell table:style-name="ce31" office:value-type="date" office:date-value="2017-04-15">
            <text:p>15/04/17</text:p>
          </table:table-cell>
          <table:table-cell table:style-name="ce32" office:value-type="float" office:value="4.2">
            <text:p>4,2</text:p>
          </table:table-cell>
          <table:table-cell table:style-name="ce32" office:value-type="string">
            <text:p>factuur controller, besprekingen, pull req rev, probleemen api eigen domeinmodel, .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1" office:value-type="date" office:date-value="2017-04-16">
            <text:p>16/04/17</text:p>
          </table:table-cell>
          <table:table-cell table:style-name="ce32" office:value-type="float" office:value="3">
            <text:p>3</text:p>
          </table:table-cell>
          <table:table-cell table:style-name="ce32" office:value-type="string">
            <text:p>verder factuur (invo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31" office:value-type="date" office:date-value="2017-04-16">
            <text:p>16/04/17</text:p>
          </table:table-cell>
          <table:table-cell table:style-name="ce32" office:value-type="float" office:value="2.5">
            <text:p>2,5</text:p>
          </table:table-cell>
          <table:table-cell table:style-name="ce32" office:value-type="string">
            <text:p>verder invoice, default data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9.7">
            <text:p>9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review pull req sub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active invoice, etc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der beginselen active, fleet periodes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s fixen, nog een schemasql probl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test fixes trigger, updated domeinmodel, enzo ('meeting/ werk samen met Domien en david'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n factuur berekeningen, dubuggen,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ax,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dao testen proberen fixen met hsqldb, archiveren beetje verder, vannales en nog wat (samen met niko e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a deadline, testen van facturen met auth, small fixes, ppt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15])" office:value-type="float" office:value="22.15">
            <text:p>22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8" office:value-type="string">
            <text:p>27-28/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test databank hsqldb, bug dubuggen, pr re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testens: postgres db + errors fixen, merge conflicten, archive voort</text:p>
          </table:table-cell>
          <table:table-cell table:number-columns-repeated="1020"/>
        </table:table-row>
        <table:table-row table:style-name="ro1" table:number-rows-repeated="8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0:.C129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Usecases medewerkers opstell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,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3.5">
            <text:p>3,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neral use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ocumentatie structuu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er opzetten en api in react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dd user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rror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ils commits bekijken en verbeteren, en interfaces in namespaces ste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g #111 en PR's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Edit User and Userform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Edit User afmaken met backend, PR's bekijken en codeduplicatie verwijderen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4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errors opvangen/tonen bij aanmaken/wijzigen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riables in s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Frontend (fix sub-uri, fleets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rgen PR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ested Checkboxes (Fleet view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6])" office:value-type="float" office:value="19.5">
            <text:p>19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lestone 2 lezen en issues aanmak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rformance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eer Review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(good practices React, higher order components, scheiding logica, typescript/es6 syntax, .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cheiden componenten in dumb en smart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Verder scheiden components en testmogelijkheden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etch actions her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's bekijken en code spits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1:.C90])" office:value-type="float" office:value="13.5">
            <text:p>1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code, fix issues, #24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plit components, fix several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ore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ing bugs, writing redirect_to function, query paramet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Redu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uthentication rea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Higher orders 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outes for authentication and wrapp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ry switching langu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fresh token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5:.C108])" office:value-type="float" office:value="23">
            <text:p>2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nish authentication branch front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3:.C113])" office:value-type="float" office:value="0.5">
            <text:p>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view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slin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18n switche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8:.C120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Language switch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Review PR Nils and fix Fleets i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PR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7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2:.C141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Construer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Construeren use cases (opvragen premies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12" office:value-type="float" office:value="2.5">
            <text:p>2,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3.6">
            <text:p>3,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4">
            <text:p>0,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,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25">
            <text:p>0,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Test and review components, install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UserComponent: fetch user info from id when clicking a row, Vehicle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github frontend and small edi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factuur use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lients oplijsten, Client weergeven, Client verwijd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 Clients, translation file vereenvoudi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xed not rerendering tabl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hicle Components (Add, List, View, Delet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leets, SubFleets components, DetailTable component, layout client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Fleet component, Layout DetailTable, verbeteren use 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 &amp; reviewing PR Benj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resolving merge conflicts, changing format to camelCa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EditClient en Client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EditVehicle, AddVehicle &amp; matching vehicle parameters to API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64])" office:value-type="float" office:value="26.5">
            <text:p>26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passen frontend naar wijzigingen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Gebruikershandleiding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options to list vehicles by type and flee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rontend: filtering vehicles, small fixes, layou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ing webapp, small fixes,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Testing webapp, creating screenshots fo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meeting with Domien &amp; Steven: fixing last errors for milestone 1 and creating pdf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Demo testen en uit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rontend presentatie maken en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 voor klant en vergadering met groep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9:.C79])" office:value-type="float" office:value="18.5">
            <text:p>1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R, splitsen componenten voorbeeld bekijken, vehicle componenten opspli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5.5">
            <text:p>5,5</text:p>
          </table:table-cell>
          <table:table-cell table:style-name="ce18" office:value-type="string">
            <text:p>splitsen vehicle, reworking Filter component for better sca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ing more filter options, changing filter layout, adding Hide op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ixing actions with body, layout fixes, fixed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mplementing &amp; testing typeahead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4:.C93])" office:value-type="float" office:value="15.5">
            <text:p>15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uplicate code fix, typeahead rendering before getting data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4.25">
            <text:p>4,25</text:p>
          </table:table-cell>
          <table:table-cell table:style-name="ce18" office:value-type="string">
            <text:p>converting components, fixing bugs, resolving merge conflicts, testing ap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fix #23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plit vehicle for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type interfac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obile menu start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8:.C107])" office:value-type="float" office:value="9.55">
            <text:p>9,5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plitsed vehicles, started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5">
            <text:p>0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contra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.3">
            <text:p>3,3</text:p>
          </table:table-cell>
          <table:table-cell table:style-name="ce18" office:value-type="string">
            <text:p>fixing bugs in contract router, view, &amp; adding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14])" office:value-type="float" office:value="9.3">
            <text:p>9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d routing contracts, edit contract, contract for companies, fleets &amp; vehicle seperated func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fixing frontend bugs with Kar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obile sidebar hamburger menu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9:.C121])" office:value-type="float" office:value="6.25">
            <text:p>6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Debugging authorization branch + implementing function overview in Edit&amp;Add Us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ing a control component for editting roles and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Add function, changing PermissionControl, adding new permission overview tab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new table with action colum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.2">
            <text:p>1,2</text:p>
          </table:table-cell>
          <table:table-cell table:style-name="ce18" office:value-type="string">
            <text:p>Creating EditRol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auth branch, changing mobile menu logic to cs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Changed ContractForm types to a FormChoice compone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dded notification that passw doesn't need to get changed in UserEdit.ts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Invoice Actions to Fleet &amp; adding Invoice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voice component + download pdf ac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solve merge conflicts from merging all frontend branches + testing for bu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Debugging with David &amp; writing user manu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role errors and debugg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mpanies adding type to addCompan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added confirmation to delete buttons and changed their names to Archiv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fixed company type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ing dem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last bugs for presentation (invoices, etc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 2: presentatio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6:.C145])" office:value-type="float" office:value="27.85">
            <text:p>27,8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pdf download &amp; trying to fix user function err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Company typeahead inputfiel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ssign function fix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Finding a fix for the backend to compile the frontend without erro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ding data to db, and testing webapp on different brows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dding T translations in code and filled NL translation file, fixed translate button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50:.C159])" office:value-type="float" office:value="5.5">
            <text:p>5,5</text:p>
          </table:table-cell>
          <table:table-cell table:style-name="ce6"/>
          <table:table-cell table:number-columns-repeated="1020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0.25">
            <text:p>0,25</text:p>
          </table:table-cell>
          <table:table-cell table:style-name="ce17" office:value-type="string">
            <text:p>Maken voorstel voor use case (#16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Bijscholen rest API, opstellen visie-documen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use cases gebruik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Allerle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33">
            <text:p>1,33</text:p>
          </table:table-cell>
          <table:table-cell table:style-name="ce21" office:value-type="string">
            <text:p>Meeting API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pring uitleg, guides &amp; tutoria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Zelf proberen van Sp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25">
            <text:p>0,25</text:p>
          </table:table-cell>
          <table:table-cell table:style-name="ce21" office:value-type="string">
            <text:p>Fun met git + klaarmaken pull reques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Leer nog meer over Spring en pas code aa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, pull request review,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HTTP standaar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R reviewen enz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4/03/17</text:p>
          </table:table-cell>
          <table:table-cell table:style-name="ce21" office:value-type="float" office:value="1.5">
            <text:p>1,5</text:p>
          </table:table-cell>
          <table:table-cell table:style-name="ce21" office:value-type="string">
            <text:p>TypeScript + React tutoria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1.25">
            <text:p>1,25</text:p>
          </table:table-cell>
          <table:table-cell table:style-name="ce21" office:value-type="string">
            <text:p>Backend: review + c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API -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21" office:value-type="float" office:value="0.5">
            <text:p>0,5</text:p>
          </table:table-cell>
          <table:table-cell table:style-name="ce21" office:value-type="string">
            <text:p>PR review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,3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R-review, uitproberen, na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Werken aan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end: zoeken oplossing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8">
            <text:p>0,8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Installation gui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wo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Werken aan API 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Administratie, lezen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9">
            <text:p>09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Werken aan paginering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mpilen, bekijken front-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Werken aan API, plus generato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Backend 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werk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63])" office:value-type="float" office:value="26.3">
            <text:p>26,3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Uitb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(vehicle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PR-review, testen, diavoorste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, 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Learn + implement validations with annotations +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ander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afspra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8:.C75])" office:value-type="float" office:value="19.75">
            <text:p>19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Zoeken naar bug in test + back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Experimentele dao'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3.25">
            <text:p>3,25</text:p>
          </table:table-cell>
          <table:table-cell table:style-name="ce18" office:value-type="string">
            <text:p>API-meeting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API pages, fix merge 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.25">
            <text:p>2,25</text:p>
          </table:table-cell>
          <table:table-cell table:style-name="ce18" office:value-type="string">
            <text:p>Backend, validat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PI-specific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Various backend things, fix tests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0:.C89])" office:value-type="float" office:value="21.25">
            <text:p>2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 &amp; vari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Nalezen API, experimenteren auth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PI-discu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Nog meer API-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ackend pull request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/backend issues/pr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4:.C103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Review auth P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Update API doc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8:.C109])" office:value-type="float" office:value="2.5">
            <text:p>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1">
            <text:p>1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ermission proposal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2">
            <text:p>1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Review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PI-gerelateerd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Update API-doc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Review and improve PR'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19])" office:value-type="float" office:value="7.25">
            <text:p>7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Werken aan de AP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ack-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reateRoleForm and changing permissions to reflect the API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Add function, changing PermissionControl, adding new table for permissions overview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adding delete function &amp; button, changing table layout for roles &amp; permissio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PI + reviewen backend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analles en nog wa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Vanalles en nog wat II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2">
            <text:p>22/04/17</text:p>
          </table:table-cell>
          <table:table-cell table:style-name="ce18" office:value-type="float" office:value="7.5">
            <text:p>7,5</text:p>
          </table:table-cell>
          <table:table-cell table:style-name="ce18" office:value-type="string">
            <text:p>Invoices enzo + een beetje voor de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4:.C133])" office:value-type="float" office:value="22.5">
            <text:p>22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6">
            <text:p>2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API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as suggesties PR backend en api toe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Slack, PR review, API discussie</text:p>
          </table:table-cell>
          <table:table-cell table:number-columns-repeated="1020"/>
        </table:table-row>
        <table:table-row table:style-name="ro1" table:number-rows-repeated="7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8:.C147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,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1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,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1.5">
            <text:p>1,5</text:p>
          </table:table-cell>
          <table:table-cell table:style-name="ce17" office:value-type="string">
            <text:p>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en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8">
            <text:p>28/02/17</text:p>
          </table:table-cell>
          <table:table-cell table:style-name="ce12" office:value-type="float" office:value="1.75">
            <text:p>1,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1">
            <text:p>1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3">
            <text:p>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4">
            <text:p>4/03/17</text:p>
          </table:table-cell>
          <table:table-cell table:style-name="ce12" office:value-type="float" office:value="5.5">
            <text:p>5,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3-05">
            <text:p>5/03/17</text:p>
          </table:table-cell>
          <table:table-cell table:style-name="ce12" office:value-type="float" office:value="6.75">
            <text:p>6,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eting 4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8">
            <text:p>0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reviews, verslag meeting 4, zoeken naar oplossing voor probleem met rollensysteem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api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2">
            <text:p>12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Spring tutorial (~30m), PR reviews, backend api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9">
            <text:p>9</text:p>
          </table:table-cell>
          <table:table-cell table:style-name="ce18" office:value-type="string">
            <text:p>Backend, issues, PR reviews, little enchancement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5.5">
            <text:p>15,5</text:p>
          </table:table-cell>
          <table:table-cell table:style-name="ce22" office:value-type="string">
            <text:p>Ik voelde me zaterdag heel duizelig en misselijk waardoor ik minder heb kunnen werken die dag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 reviews, voorbeelden online opzoeken en SO2 leerstof herhalen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ployment diagram maken en Timesheets bunde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Interactie diagram, presentatie, bespreking todo doc met benjamin, stand van zaken frontend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Backend requests testen en problemen als issue toevoegen,Issue fixen, api rfc toevoegen,interactiediagrammen, documentatie werk verdelen,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Documentatiewerk verdelen en verfijnen, samen met steven en nil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Voorbereiding &amp; opzoekwerk presentatie, herhalen cursus communicatievaardigheden, inoefen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Herhalen presentatie, korte briefing, pesentatie zelf en meeting achtera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8">
            <text:p>18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Debug backend voor issue 172 en 173, milestone 2 doornemen, mail met prof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20.25">
            <text:p>20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Bundelen timesheets week 5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75">
            <text:p>1,75</text:p>
          </table:table-cell>
          <table:table-cell table:style-name="ce18" office:value-type="string">
            <text:p>Meeting 6, herindeling timeshee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r review, mail lesgevers voor meeting en problemen server, issue 187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(grote) PR reviews, meerdere issues oplossen, dynamische URL opzoek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nieuwe API doornemen, beslissingen overleggen met andere teamleden, merge confli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.25">
            <text:p>1,25</text:p>
          </table:table-cell>
          <table:table-cell table:style-name="ce18" office:value-type="string">
            <text:p>Pull request review niko, opzoekwerk jmock, Peer review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3])" office:value-type="float" office:value="9.25">
            <text:p>9,25</text:p>
          </table:table-cell>
          <table:table-cell table:style-name="ce6" office:value-type="string">
            <text:p>Ik heb deze week voornamelijk gewerkt aan andere projecten die afgewerkt moeste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6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Pull requests reviewen, issues onderhoud github, herbundelen timesheets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#225 pr review, opzoekwerk servicelaa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Issues 262,265, overleggen op Slack en pr review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rvices, controllers, poll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Services, controllers, testen &amp; debuggen, timesheets control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2">
            <text:p>02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tractMapper, pr reviews, backend testen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8:.C87])" office:value-type="float" office:value="10.25">
            <text:p>10,25</text:p>
          </table:table-cell>
          <table:table-cell table:style-name="ce6" office:value-type="string">
            <text:p>In weekend op Skirei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3">
            <text:p>03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lack &amp; github activiteit in de gaten houden, bundelen timesheets week 7 met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4">
            <text:p>04/04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5">
            <text:p>05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6">
            <text:p>06/05/17</text:p>
          </table:table-cell>
          <table:table-cell table:style-name="ce18" office:value-type="float" office:value="0.12">
            <text:p>0,12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5-07">
            <text:p>07/05/17</text:p>
          </table:table-cell>
          <table:table-cell table:style-name="ce18" office:value-type="float" office:value="0.13">
            <text:p>0,13</text:p>
          </table:table-cell>
          <table:table-cell table:style-name="ce18" office:value-type="string">
            <text:p>Slack &amp; github activiteit in de gaten hou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8">
            <text:p>08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eer review, Slack &amp; github activiteit in de gaten houd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2:.C97])" office:value-type="float" office:value="1.5">
            <text:p>1,5</text:p>
          </table:table-cell>
          <table:table-cell table:style-name="ce6" office:value-type="string">
            <text:p>Hele week op skireis. De andere teamleden waren hiervan op de hoogte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 pasen 1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ronten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Facturen en overschreven kosten migration toevoe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2.75">
            <text:p>2,75</text:p>
          </table:table-cell>
          <table:table-cell table:style-name="ce18" office:value-type="string">
            <text:p>Facturen en overschreven kosten afwerken (pr 298), fixes (pr 297), api veranderingen doorvo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.75">
            <text:p>3,75</text:p>
          </table:table-cell>
          <table:table-cell table:style-name="ce18" office:value-type="string">
            <text:p>Issues fixes, peer reviews, taxes, backend globaal testen, migration fix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2:.C107])" office:value-type="float" office:value="7.5">
            <text:p>7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pr 307 met testen, invoice pdf : bugfix ivm url extensies &amp; pdf zelf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timesheets bundelen pasen 2 + control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pdf testen, facturen genereren en testen, migrations fi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Facturen, bugfixes samen met Steven en David (13-18u30u, 30m pauz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acturen &amp;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Factureren bugfixes: verkeerde bedragen, onopgeslagen facturen, oneindige lu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acturen pull request afronden, commentaren doorvoeren, auth in combinatie met facturen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Verscheidene bugs fixen, facturen pdf updaten, project controleren, presentatie voorbereid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nal touches backend, presentatie voorbereiding, presentatie zelf, pdf toegevoegd voor current invoic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2:.C120])" office:value-type="float" office:value="22.75">
            <text:p>22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undelen timesheets week 8 + controle, werkverdeling mbv issues, PR niko bekij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8">
            <text:p>28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Issue 355, werkverdeling issu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Bugfixes, pull 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en, frontend proberen runnen, issues bekijken, verdelen en fixen, kleine slack bespreking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5:.C128])" office:value-type="float" office:value="5.25">
            <text:p>5,25</text:p>
          </table:table-cell>
          <table:table-cell table:style-name="ce6"/>
          <table:table-cell table:number-columns-repeated="1020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oekwerk over uitgebreid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Eerste versie van usecases milestone 1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Meet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Usecases milestone 1 verder uitwer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2-26">
            <text:p>26/02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Voorbereidend werk voor tests via presentaties en documentatie </text:p>
          </table:table-cell>
          <table:table-cell table:number-columns-repeated="1020"/>
        </table:table-row>
        <table:table-row table:style-name="ro1" table:number-rows-repeated="2">
          <table:table-cell table:style-name="ce12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Usecase milestone 1 opmaak verzorgen +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75">
            <text:p>0,75</text:p>
          </table:table-cell>
          <table:table-cell table:style-name="ce17" office:value-type="string">
            <text:p>Opzoekwerk frontend tes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Backend testing en opzoekwerk automatis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Kennis opdoen bij open-source projec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5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Datalaag + frontend tests probeersel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,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Gradle klaarmaken voor integratie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6">
            <text:p>06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7">
            <text:p>07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Restcontrollers tes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Restcontrollers testen + documen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8">
            <text:p>08/03/17</text:p>
          </table:table-cell>
          <table:table-cell table:style-name="ce18" office:value-type="float" office:value="4">
            <text:p>4</text:p>
          </table:table-cell>
          <table:table-cell table:style-name="ce24" office:value-type="string">
            <text:p>Embedded databank prepareren voor DAO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0.5">
            <text:p>0,5</text:p>
          </table:table-cell>
          <table:table-cell table:style-name="ce24" office:value-type="string">
            <text:p>Randombeans toevoegen voor objectcre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1">
            <text:p>1</text:p>
          </table:table-cell>
          <table:table-cell table:style-name="ce24" office:value-type="string">
            <text:p>SQL testdata aan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09">
            <text:p>09/03/17</text:p>
          </table:table-cell>
          <table:table-cell table:style-name="ce18" office:value-type="float" office:value="2">
            <text:p>2</text:p>
          </table:table-cell>
          <table:table-cell table:style-name="ce24" office:value-type="string">
            <text:p>prutsen met embedded databank voor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3" office:value-type="date" office:date-value="2017-03-12">
            <text:p>12/03/17</text:p>
          </table:table-cell>
          <table:table-cell table:style-name="ce18" office:value-type="float" office:value="5">
            <text:p>5</text:p>
          </table:table-cell>
          <table:table-cell table:style-name="ce24" office:value-type="string">
            <text:p>Debuggen van de dao tests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52])" office:value-type="float" office:value="20.5">
            <text:p>20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3">
            <text:p>13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Finalize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ntegrate jacoco for code coverag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Config + testdat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Some unit tests +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handleiding schrijv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Kleine fixes dicht bij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mak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Presentatie voorbe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7">
            <text:p>17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resentatie+meet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rontend bekijken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7:.C66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2">
            <text:p>22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werken aan voorstel service lay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st test abstractie + pr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eranderingen bekijken aan mast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Merge conflicts master + werken aan pr (service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Validation pr bekijken en reviewen (vooral tests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4">
            <text:p>24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http mocking en test frameworks bekijken frontend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1:.C80])" office:value-type="float" office:value="8.5">
            <text:p>8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onflic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7">
            <text:p>27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onarqube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8">
            <text:p>28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merge + minor fix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migration prob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Testdata script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85:.C94])" office:value-type="float" office:value="7">
            <text:p>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igration script in python om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7">
            <text:p>07/04/17</text:p>
          </table:table-cell>
          <table:table-cell table:style-name="ce18" office:value-type="float" office:value="5">
            <text:p>5</text:p>
          </table:table-cell>
          <table:table-cell table:style-name="ce18" office:value-type="string">
            <text:p>Paginatio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etting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9:.C101])" office:value-type="float" office:value="10">
            <text:p>10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4">
            <text:p>14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jest util tests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Contracts debug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meer problemen oplossen (noce,...) =&gt; prutswer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Zoeken naar bug van contracts in backend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6:.C109])" office:value-type="float" office:value="11">
            <text:p>1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Pagination based on amount of pag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ractor contracts fetc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nit tests filter &amp; pagedresul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Errormessages npm fixen fronte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Seedscript uitbrei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Settings bij fleet bij creatie en edit (edit niet gelukt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15">
            <text:p>0,15</text:p>
          </table:table-cell>
          <table:table-cell table:style-name="ce18" office:value-type="string">
            <text:p>State error er uit ha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Contractfetch oplossen vehicl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leet fix + fleetsetting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fixes voor de deadline 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testen &amp; fixen na de deadlin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ilestone2: presentatie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14:.C124])" office:value-type="float" office:value="12.65">
            <text:p>12,6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10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30:.C139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2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,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2">
            <text:p>22/02/17</text:p>
          </table:table-cell>
          <table:table-cell table:style-name="ce17" office:value-type="float" office:value="1.25">
            <text:p>1,25</text:p>
          </table:table-cell>
          <table:table-cell table:style-name="ce17" office:value-type="string">
            <text:p>Vergadering 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5">
            <text:p>25/02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20" office:value-type="date" office:date-value="2017-02-26">
            <text:p>26/02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Installeren Jenkin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7" office:value-type="float" office:value="2.5">
            <text:p>2,5</text:p>
          </table:table-cell>
          <table:table-cell table:style-name="ce17" office:value-type="string">
            <text:p>Lezen documentatie en configureren Jenki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Deadline domeinmode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Capistrano voor document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4">
            <text:p>4</text:p>
          </table:table-cell>
          <table:table-cell table:style-name="ce17" office:value-type="string">
            <text:p>Debuggen lege /usr/bin/env binary?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HTTP auth en documentatie online plaats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1">
            <text:p>0,1</text:p>
          </table:table-cell>
          <table:table-cell table:style-name="ce17" office:value-type="string">
            <text:p>Jenkins pull request plugi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ring en Hibernate setup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Generische DAO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1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2/03/17</text:p>
          </table:table-cell>
          <table:table-cell table:style-name="ce17" office:value-type="float" office:value="3">
            <text:p>3</text:p>
          </table:table-cell>
          <table:table-cell table:style-name="ce17" office:value-type="string">
            <text:p>SonarQub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Fix hibernate wanneer het project als jar run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Init Flyway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3/03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Jenkins Github Auth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4">
            <text:p>4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Lezen pull-requ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Opzetten Capistrano voor wekelijkse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5-05">
            <text:p>5/05/17</text:p>
          </table:table-cell>
          <table:table-cell table:style-name="ce17" office:value-type="float" office:value="0.5">
            <text:p>0,5</text:p>
          </table:table-cell>
          <table:table-cell table:style-name="ce17" office:value-type="string">
            <text:p>Kleine fixes (Jenkins, rolverdeling online, ...)</text:p>
          </table:table-cell>
          <table:table-cell table:number-columns-repeated="1020"/>
        </table:table-row>
        <table:table-row table:style-name="ro1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,1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07">
            <text:p>07/03/17</text:p>
          </table:table-cell>
          <table:table-cell table:style-name="ce24" office:value-type="float" office:value="3">
            <text:p>3</text:p>
          </table:table-cell>
          <table:table-cell table:style-name="ce33" office:value-type="string">
            <text:p>Validato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0">
            <text:p>10/03/17</text:p>
          </table:table-cell>
          <table:table-cell table:style-name="ce24" office:value-type="float" office:value="1">
            <text:p>1</text:p>
          </table:table-cell>
          <table:table-cell table:style-name="ce33" office:value-type="string">
            <text:p>Kleinere ding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1">
            <text:p>11/03/17</text:p>
          </table:table-cell>
          <table:table-cell table:style-name="ce24" office:value-type="float" office:value="6">
            <text:p>6</text:p>
          </table:table-cell>
          <table:table-cell table:style-name="ce33" office:value-type="string">
            <text:p>Automatisering deployen frontend en backend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14">
            <text:p>14</text:p>
          </table:table-cell>
          <table:table-cell table:style-name="ce22" office:value-type="string">
            <text:p>David liet mij op voorhand weten dat hij deze week minder actief kon zijn.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0.3">
            <text:p>0,3</text:p>
          </table:table-cell>
          <table:table-cell table:style-name="ce18" office:value-type="string">
            <text:p>Automatic backups</text:p>
          </table:table-cell>
          <table:table-cell table:number-columns-repeated="1020"/>
        </table:table-row>
        <table:table-row table:style-name="ro4">
          <table:table-cell table:style-name="ce12"/>
          <table:table-cell table:style-name="ce15" office:value-type="date" office:date-value="2017-03-14">
            <text:p>14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Zoeken ontbrekende javadocs + kijken hoe hibernate entiteiten met relaties opslaat (op vraag van Domi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6">
            <text:p>16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Oplossen conflict bij automatisch deploy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1">
            <text:p>0,1</text:p>
          </table:table-cell>
          <table:table-cell table:style-name="ce18" office:value-type="string">
            <text:p>Fixen kleine bu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9">
            <text:p>1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Issue #172 en #17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Genereren UML diagramm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15">
            <text:p>15/03/17</text:p>
          </table:table-cell>
          <table:table-cell table:style-name="ce18" office:value-type="float" office:value="0.7">
            <text:p>0,7</text:p>
          </table:table-cell>
          <table:table-cell table:style-name="ce18" office:value-type="string">
            <text:p>Schrijven extensie 2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4.6">
            <text:p>4,6</text:p>
          </table:table-cell>
          <table:table-cell table:style-name="ce6" office:value-type="string">
            <text:p>David liet mij weten dat hij minder kon werken deze week -Domien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6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3">
            <text:p>23/03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Meeting 6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0">
            <text:p>20/03/17</text:p>
          </table:table-cell>
          <table:table-cell table:style-name="ce18" office:value-type="float" office:value="2.5">
            <text:p>2,5</text:p>
          </table:table-cell>
          <table:table-cell table:style-name="ce18" office:value-type="string">
            <text:p>Opzoeken stateless authenticatiemethod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Stateless authenticatie met behulp van JSON Web Token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1">
            <text:p>2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Initiële authenticate met AJAX request (gebruikersnaam+wachtwoord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5">
            <text:p>25/03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jax authenticatie vervangen door CA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6">
            <text:p>26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imesheets</text:p>
          </table:table-cell>
          <table:table-cell table:number-columns-repeated="1020"/>
        </table:table-row>
        <table:table-row table:style-name="ro1" table:number-rows-repeated="4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76:.C85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7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Meeting 7 met annick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Merge conflicts master-&gt;json_auth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ing CORS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failed automaticly triggered deploy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29">
            <text:p>29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ack to JSON auth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factor part I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se builders to build token responses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0">
            <text:p>30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Documenteren methodes en klassen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rnaire relatie gebruiker-bedrijf-rol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es uit db in JWT inladen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3-31">
            <text:p>31/03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Fix parsing authorities van JWT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Lezen documentatie Spring authorizatie</text:p>
          </table:table-cell>
          <table:table-cell table:style-name="ce34"/>
          <table:table-cell table:number-columns-repeated="1019"/>
        </table:table-row>
        <table:table-row table:style-name="ro3">
          <table:table-cell table:style-name="ce12"/>
          <table:table-cell table:style-name="ce15" office:value-type="date" office:date-value="2017-04-01">
            <text:p>0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gin PermissionEvaluator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90:.C102])" office:value-type="float" office:value="14.5">
            <text:p>14,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Github review commentaar fix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Aanpassen domeinlaag voor "functies"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6">
            <text:p>06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Testen, reviewen en debuggen seed scrip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3">
            <text:p>3</text:p>
          </table:table-cell>
          <table:table-cell table:style-name="ce18" office:value-type="string">
            <text:p>REST routes voor functies +services+mappers+...</text:p>
          </table:table-cell>
          <table:table-cell table:number-columns-repeated="1020"/>
        </table:table-row>
        <table:table-row table:style-name="ro7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ocumentatie functies + zoeken fixen documentatie met enkel "author" in over gehe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Begin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09">
            <text:p>09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Vinden bug waarbij elke request geredirect werd naar index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Meer permiss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Debuggen hibernate proxi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Fixing test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0">
            <text:p>10/04/17</text:p>
          </table:table-cell>
          <table:table-cell table:style-name="ce18" office:value-type="float" office:value="0.45">
            <text:p>0,45</text:p>
          </table:table-cell>
          <table:table-cell table:style-name="ce18" office:value-type="string">
            <text:p>Jacoco fix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07:.C117])" office:value-type="float" office:value="10.45">
            <text:p>10,4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Pasen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3">
            <text:p>13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Permission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5">
            <text:p>15/04/17</text:p>
          </table:table-cell>
          <table:table-cell table:style-name="ce18" office:value-type="float" office:value="0.25">
            <text:p>0,25</text:p>
          </table:table-cell>
          <table:table-cell table:style-name="ce18" office:value-type="string">
            <text:p>NoOpPassword encoder en testen+ fixen function mapp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6">
            <text:p>16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uthorisatie in controller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2:.C124])" office:value-type="float" office:value="4.25">
            <text:p>4,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8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bespreking milestone2 met begeleider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1">
            <text:p>21/04/17</text:p>
          </table:table-cell>
          <table:table-cell table:style-name="ce18" office:value-type="float" office:value="0.2">
            <text:p>0,2</text:p>
          </table:table-cell>
          <table:table-cell table:style-name="ce18" office:value-type="string">
            <text:p>Deployen van fixes gisterenavond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4">
            <text:p>4</text:p>
          </table:table-cell>
          <table:table-cell table:style-name="ce18" office:value-type="string">
            <text:p>Afronden milestone2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Aantal fixes voor frontend rout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0">
            <text:p>20/04/17</text:p>
          </table:table-cell>
          <table:table-cell table:style-name="ce18" office:value-type="float" office:value="6">
            <text:p>6</text:p>
          </table:table-cell>
          <table:table-cell table:style-name="ce18" office:value-type="string">
            <text:p>Nachtwerk dao's, sonarqube, deel invoiceservice, JPA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9">
            <text:p>1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Afronden authorizati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8">
            <text:p>18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Herwerken authorizatie na API upd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Uitzoeken waarom Spring lastig doet over pdf's (blijkbaar @Component vergeten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17">
            <text:p>17/04/17</text:p>
          </table:table-cell>
          <table:table-cell table:style-name="ce18" office:value-type="float" office:value="6.5">
            <text:p>6,5</text:p>
          </table:table-cell>
          <table:table-cell table:style-name="ce18" office:value-type="string">
            <text:p>Poging tot opstellen pdf's + Authorisatie voor en na api verandering</text:p>
          </table:table-cell>
          <table:table-cell table:style-name="ce34"/>
          <table:table-cell table:number-columns-repeated="1019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29:.C136])" office:value-type="float" office:value="17.7">
            <text:p>17,7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9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4">
            <text:p>24/04/17</text:p>
          </table:table-cell>
          <table:table-cell table:style-name="ce18" office:value-type="float" office:value="3.5">
            <text:p>3,5</text:p>
          </table:table-cell>
          <table:table-cell table:style-name="ce18" office:value-type="string">
            <text:p>Uitzoeken waarom backupserver gecrashed i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5">
            <text:p>25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Nog steeds niet gevonden, opgegeven, clean install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7">
            <text:p>27/04/17</text:p>
          </table:table-cell>
          <table:table-cell table:style-name="ce18" office:value-type="float" office:value="0.75">
            <text:p>0,75</text:p>
          </table:table-cell>
          <table:table-cell table:style-name="ce18" office:value-type="string">
            <text:p>Kleine fixes en een paar redeploys gedurende de week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Lezen en begrijpen Niko's cod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1.5">
            <text:p>1,5</text:p>
          </table:table-cell>
          <table:table-cell table:style-name="ce18" office:value-type="string">
            <text:p>InvoiceItems + refactoring Niko's code zodat deze hiervan gebruik maak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29">
            <text:p>29/04/17</text:p>
          </table:table-cell>
          <table:table-cell table:style-name="ce18" office:value-type="float" office:value="2">
            <text:p>2</text:p>
          </table:table-cell>
          <table:table-cell table:style-name="ce18" office:value-type="string">
            <text:p>Vinden van alle nodige correcties van een vloo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5" office:value-type="date" office:date-value="2017-04-30">
            <text:p>30/04/17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Rest endpoints voor aanvragen correcties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5"/>
          <table:table-cell table:style-name="ce18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42:.C151])" office:value-type="float" office:value="11.25">
            <text:p>11,25</text:p>
          </table:table-cell>
          <table:table-cell table:style-name="ce6"/>
          <table:table-cell table:number-columns-repeated="1020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2/05/2017</text:date>, <text:time>11:31: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5-02T11:31:06.02</dc:date>
    <meta:print-date>2017-03-07T01:38:41Z</meta:print-date>
    <meta:editing-cycles>58</meta:editing-cycles>
    <meta:editing-duration>PT4H51M16S</meta:editing-duration>
    <meta:document-statistic meta:table-count="8" meta:cell-count="2256" meta:object-count="0"/>
  </office:meta>
</office:document-meta>
</file>